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transparent" style:background-transparency="100%" style:shadow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aragraph contains a nonsense <draw:frame draw:style-name="fr1" draw:name="Objekt1" text:anchor-type="as-char" svg:width="2.542cm" svg:height="1.254cm" draw:z-index="0"><draw:object xlink:href="./Object 1" xlink:type="simple" xlink:show="embed" xlink:actuate="onLoad"/><draw:image xlink:href="./ObjectReplacements/Object 1" xlink:type="simple" xlink:show="embed" xlink:actuate="onLoad"/></draw:frame> formu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9-12T22:51:34</meta:creation-date>
    <dc:creator>Bernhard Haumacher</dc:creator>
    <dc:date>2007-09-21T23:06:31</dc:date>
    <dc:language>de-DE</dc:language>
    <meta:editing-cycles>5</meta:editing-cycles>
    <meta:editing-duration>PT1H1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6" meta:character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fenced math:open="∣" math:close="∣">
          <math:msup>
            <math:mi>x</math:mi>
            <math:mn>5</math:mn>
          </math:msup>
        </math:mfenced>
        <math:mroot>
          <math:msup>
            <math:mi math:fontstyle="normal">e</math:mi>
            <math:mi>x</math:mi>
          </math:msup>
          <math:mn>3</math:mn>
        </math:mroot>
      </math:mfrac>
      <math:mo math:stretchy="false">⋅</math:mo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o math:stretchy="false">∞</math:mo>
        </math:munderover>
        <math:mfrac>
          <math:mn>1</math:mn>
          <math:msubsup>
            <math:mi>x</math:mi>
            <math:mi>i</math:mi>
            <math:mrow>
              <math:mi>i</math:mi>
              <math:mo math:stretchy="false">−</math:mo>
              <math:mn>1</math:mn>
            </math:mrow>
          </math:msubsup>
        </math:mfrac>
      </math:mrow>
    </math:mrow>
    <math:annotation math:encoding="StarMath 5.0"> abs{x^{5}} over nroot{3}{func e^{x} } cdot {sum from{i=1} to{infinity } {1 over x_{i}^{i-1}}}</math:annotation>
  </math:semantics>
</math:math>
</file>